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0591in" fo:text-indent="0in" style:auto-text-indent="false"/>
    </style:style>
    <style:style style:name="P2" style:family="paragraph" style:parent-style-name="Text_20_body" style:master-page-name="">
      <style:paragraph-properties fo:margin-left="0in" fo:margin-right="0.0134in" fo:margin-top="0in" fo:margin-bottom="0.1665in" fo:orphans="2" fo:widows="2" fo:text-indent="0in" style:auto-text-indent="false" style:page-number="auto" style:writing-mode="lr-tb"/>
    </style:style>
    <style:style style:name="P3" style:family="paragraph" style:parent-style-name="Text_20_body" style:master-page-name="">
      <style:paragraph-properties fo:margin-left="0in" fo:margin-right="0in" fo:margin-top="0in" fo:margin-bottom="0.1665in" fo:orphans="2" fo:widows="2" fo:text-indent="0in" style:auto-text-indent="false" style:page-number="auto" style:writing-mode="lr-tb"/>
    </style:style>
    <style:style style:name="P4" style:family="paragraph" style:parent-style-name="Standard" style:master-page-name="">
      <style:paragraph-properties fo:margin-left="0in" fo:margin-right="0in" fo:margin-top="0in" fo:margin-bottom="0.1665in" fo:orphans="2" fo:widows="2" fo:text-indent="0in" style:auto-text-indent="false" style:page-number="auto" style:writing-mode="lr-tb"/>
    </style:style>
    <style:style style:name="P5" style:family="paragraph" style:parent-style-name="Standard">
      <style:paragraph-properties fo:margin-left="0in" fo:margin-right="0in" fo:margin-top="0in" fo:margin-bottom="0.1665in" fo:orphans="2" fo:widows="2" fo:text-indent="0in" style:auto-text-indent="false" style:writing-mode="lr-tb"/>
    </style:style>
    <style:style style:name="P6" style:family="paragraph" style:parent-style-name="Standard">
      <style:paragraph-properties fo:margin-left="0in" fo:margin-right="0in" fo:margin-top="0in" fo:margin-bottom="0.1665in" fo:orphans="2" fo:widows="2" fo:text-indent="0in" style:auto-text-indent="false" style:writing-mode="lr-tb"/>
      <style:text-properties fo:font-weight="bold" style:font-weight-asian="bold"/>
    </style:style>
    <style:style style:name="P7" style:family="paragraph" style:parent-style-name="Text_20_body">
      <style:paragraph-properties fo:margin-left="0in" fo:margin-right="-0.0102in" fo:margin-top="0.1665in" fo:margin-bottom="0.0835in" fo:orphans="2" fo:widows="2" fo:text-indent="0in" style:auto-text-indent="false" style:writing-mode="lr-tb"/>
    </style:style>
    <style:style style:name="P8" style:family="paragraph" style:parent-style-name="Text_20_body">
      <style:paragraph-properties fo:margin-left="0in" fo:margin-right="0.0063in" fo:margin-top="0in" fo:margin-bottom="0.1665in" fo:orphans="2" fo:widows="2" fo:text-indent="0in" style:auto-text-indent="false" style:writing-mode="lr-tb">
        <style:tab-stops>
          <style:tab-stop style:position="5.3909in"/>
        </style:tab-stops>
      </style:paragraph-properties>
    </style:style>
    <style:style style:name="P9" style:family="paragraph" style:parent-style-name="Standard">
      <style:paragraph-properties fo:margin-left="0in" fo:margin-right="0.0063in" fo:margin-top="0in" fo:margin-bottom="0.1665in" fo:orphans="2" fo:widows="2" fo:text-indent="0in" style:auto-text-indent="false" style:writing-mode="lr-tb"/>
      <style:text-properties fo:font-weight="bold" style:font-weight-asian="bold"/>
    </style:style>
    <style:style style:name="P10" style:family="paragraph" style:parent-style-name="Standard" style:master-page-name="">
      <style:paragraph-properties fo:margin-left="0in" fo:margin-right="0.0063in" fo:margin-top="0in" fo:margin-bottom="0.1665in" fo:orphans="2" fo:widows="2" fo:text-indent="0in" style:auto-text-indent="false" style:page-number="auto" style:writing-mode="lr-tb"/>
    </style:style>
    <style:style style:name="P11" style:family="paragraph" style:parent-style-name="Text_20_body" style:master-page-name="">
      <style:paragraph-properties fo:margin-left="1.9272in" fo:margin-right="1.7772in" fo:margin-top="0.1665in" fo:margin-bottom="0.0835in" fo:text-align="start" style:justify-single-word="false" fo:orphans="2" fo:widows="2" fo:text-indent="0in" style:auto-text-indent="false" style:page-number="auto" style:writing-mode="lr-tb"/>
    </style:style>
    <style:style style:name="P12" style:family="paragraph" style:parent-style-name="Standard">
      <style:paragraph-properties fo:margin-left="0in" fo:margin-right="0.0193in" fo:margin-top="0in" fo:margin-bottom="0.1665in" fo:orphans="2" fo:widows="2" fo:text-indent="0in" style:auto-text-indent="false" style:writing-mode="lr-tb"/>
    </style:style>
    <style:style style:name="P13" style:family="paragraph" style:parent-style-name="Standard" style:list-style-name="L1" style:master-page-name="">
      <style:paragraph-properties fo:margin-top="0in" fo:margin-bottom="0.1665in" fo:orphans="2" fo:widows="2" style:page-number="auto" style:writing-mode="lr-tb"/>
    </style:style>
    <style:style style:name="P14" style:family="paragraph" style:parent-style-name="Standard" style:list-style-name="L1">
      <style:paragraph-properties fo:margin-top="0in" fo:margin-bottom="0.1665in" fo:orphans="2" fo:widows="2" style:writing-mode="lr-tb"/>
    </style:style>
    <style:style style:name="P15" style:family="paragraph" style:parent-style-name="Standard" style:list-style-name="L3">
      <style:paragraph-properties fo:margin-top="0in" fo:margin-bottom="0.1665in" fo:orphans="2" fo:widows="2" style:writing-mode="lr-tb"/>
    </style:style>
    <style:style style:name="P16" style:family="paragraph" style:parent-style-name="Standard">
      <style:paragraph-properties fo:margin-left="0in" fo:margin-right="0in" fo:margin-top="0in" fo:margin-bottom="0.1665in" fo:orphans="2" fo:widows="2" fo:text-indent="0in" style:auto-text-indent="false" style:writing-mode="lr-tb"/>
    </style:style>
    <style:style style:name="P17" style:family="paragraph" style:parent-style-name="Standard" style:master-page-name="">
      <style:paragraph-properties fo:margin-left="0in" fo:margin-right="0in" fo:margin-top="0in" fo:margin-bottom="0.1665in" fo:orphans="2" fo:widows="2" fo:text-indent="0in" style:auto-text-indent="false" style:page-number="auto" style:writing-mode="lr-tb"/>
    </style:style>
    <style:style style:name="P18" style:family="paragraph" style:parent-style-name="Standard" style:master-page-name="">
      <style:paragraph-properties fo:margin-left="0in" fo:margin-right="0.0063in" fo:margin-top="0in" fo:margin-bottom="0.1665in" fo:orphans="2" fo:widows="2" fo:text-indent="0in" style:auto-text-indent="false" style:page-number="auto" style:writing-mode="lr-tb"/>
    </style:style>
    <style:style style:name="P19" style:family="paragraph" style:parent-style-name="Heading_20_2" style:master-page-name="">
      <style:paragraph-properties style:page-number="auto"/>
    </style:style>
    <style:style style:name="P20" style:family="paragraph" style:parent-style-name="Heading_20_2">
      <style:paragraph-properties fo:break-before="page"/>
    </style:style>
    <style:style style:name="P21" style:family="paragraph" style:parent-style-name="Contents_20_1">
      <style:paragraph-properties>
        <style:tab-stops>
          <style:tab-stop style:position="5.2925in" style:type="right" style:leader-style="dotted" style:leader-text="."/>
        </style:tab-stops>
      </style:paragraph-properties>
    </style:style>
    <style:style style:name="P22" style:family="paragraph" style:parent-style-name="Heading_20_1">
      <style:text-properties fo:font-weight="bold" style:font-weight-asian="bold"/>
    </style:style>
    <style:style style:name="P23" style:family="paragraph" style:parent-style-name="Heading_20_1">
      <style:paragraph-properties>
        <style:tab-stops/>
      </style:paragraph-properties>
    </style:style>
    <style:style style:name="P24" style:family="paragraph" style:parent-style-name="Heading_20_1">
      <style:paragraph-properties>
        <style:tab-stops>
          <style:tab-stop style:position="0.3972in"/>
        </style:tab-stops>
      </style:paragraph-properties>
    </style:style>
    <style:style style:name="P25" style:family="paragraph" style:parent-style-name="Heading_20_1" style:list-style-name="" style:master-page-name="Standard">
      <style:paragraph-properties fo:margin-left="0.7945in" fo:margin-right="0.7555in" fo:margin-top="0.1665in" fo:margin-bottom="0.0835in" fo:text-align="center" style:justify-single-word="false" fo:orphans="2" fo:widows="2" fo:text-indent="0in" style:auto-text-indent="false" style:page-number="auto" fo:keep-with-next="always" style:writing-mode="lr-tb"/>
    </style:style>
    <style:style style:name="P26" style:family="paragraph" style:parent-style-name="Heading_20_1" style:list-style-name="">
      <style:paragraph-properties fo:margin-left="0.7945in" fo:margin-right="0.7555in" fo:margin-top="0.1665in" fo:margin-bottom="0.0835in" fo:text-align="center" style:justify-single-word="false" fo:orphans="2" fo:widows="2" fo:text-indent="0in" style:auto-text-indent="false" style:writing-mode="lr-tb"/>
    </style:style>
    <style:style style:name="P27" style:family="paragraph" style:parent-style-name="Heading_20_1" style:list-style-name="" style:master-page-name="">
      <style:paragraph-properties fo:margin-left="0.6965in" fo:margin-right="0.5598in" fo:margin-top="0.1665in" fo:margin-bottom="0.0835in" fo:text-align="center" style:justify-single-word="false" fo:orphans="2" fo:widows="2" fo:text-indent="0in" style:auto-text-indent="false" style:page-number="auto" fo:keep-with-next="always" style:writing-mode="lr-tb">
        <style:tab-stops>
          <style:tab-stop style:position="0.8008in"/>
        </style:tab-stops>
      </style:paragraph-properties>
      <style:text-properties fo:font-size="22pt" style:font-size-asian="22pt" style:font-size-complex="22pt"/>
    </style:style>
    <style:style style:name="P28" style:family="paragraph" style:parent-style-name="Heading_20_1">
      <style:paragraph-properties fo:break-before="page"/>
    </style:style>
    <style:style style:name="P29" style:family="paragraph" style:parent-style-name="Contents_20_2">
      <style:paragraph-properties>
        <style:tab-stops>
          <style:tab-stop style:position="5.2925in" style:type="right" style:leader-style="dotted" style:leader-text="."/>
        </style:tab-stops>
      </style:paragraph-properties>
    </style:style>
    <style:style style:name="P30" style:family="paragraph" style:parent-style-name="Text_20_body" style:list-style-name="L2">
      <style:paragraph-properties>
        <style:tab-stops>
          <style:tab-stop style:position="0.3972in"/>
        </style:tab-stops>
      </style:paragraph-properties>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color="#66666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
      <text:p text:style-name="P26"/>
      <text:p text:style-name="P26"/>
      <text:p text:style-name="P26"/>
      <text:p text:style-name="P27"><text:span text:style-name="T1">Simple,</text:span><text:line-break/>the challenges of building a <text:span text:style-name="T2">frontend-framework.</text:span></text:p>
      <text:p text:style-name="P11">By: Dennis Majvall<text:line-break/>Year: <text:s/>2018<text:line-break/>City: Malmö<text:line-break/>Education: Lernia AB</text:p>
      <text:p text:style-name="P7"/>
      <text:list xml:id="list832090791688819676" text:style-name="Outline">
        <text:list-item text:start-value="1">
          <text:p text:style-name="P28">Abstract</text:p>
        </text:list-item>
      </text:list>
      <text:p text:style-name="P2">yup yup</text:p>
      <text:list xml:id="list39521201" text:continue-numbering="true" text:style-name="Outline">
        <text:list-item>
          <text:p text:style-name="P28"><text:bookmark-start text:name="__RefHeading__277_1504886392"/><text:bookmark-start text:name="_Toc238978454"/>P<text:bookmark-end text:name="_Toc238978454"/>reface<text:bookmark-end text:name="__RefHeading__277_1504886392"/></text:p>
        </text:list-item>
      </text:list>
      <text:p text:style-name="P3">This report assumes the reader has practical knowledge about web development and more explicitly frontend frameworks written in JavaScript. <text:line-break/>Experience is not a requirement but greatly appreciated as the report will discuss common problems within the area.</text:p>
      <text:list xml:id="list39503764" text:continue-numbering="true" text:style-name="Outline">
        <text:list-item>
          <text:p text:style-name="P28"><text:bookmark-start text:name="__RefHeading__279_1504886392"/><text:bookmark-start text:name="_Toc238978455"/>T<text:bookmark-end text:name="_Toc238978455"/>able of contents<text:bookmark-end text:name="__RefHeading__279_1504886392"/></text:p>
        </text:list-item>
      </text:list>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1.Abstract<text:tab/>2</text:p>
          <text:p text:style-name="P21">2.Preface<text:tab/>3</text:p>
          <text:p text:style-name="P21">3.Table of contents<text:tab/>4</text:p>
          <text:p text:style-name="P21">4.Introduction<text:tab/>5</text:p>
          <text:p text:style-name="P29">4.1 Background<text:tab/>5</text:p>
          <text:p text:style-name="P29">4.2 Problem definition<text:tab/>6</text:p>
          <text:p text:style-name="P29">4.3 Purpose<text:tab/>6</text:p>
          <text:p text:style-name="P29">4.4 Limitations<text:tab/>6</text:p>
          <text:p text:style-name="P21">5.Method<text:tab/>7</text:p>
          <text:p text:style-name="P21">6.Analysis<text:tab/>7</text:p>
          <text:p text:style-name="P21">7.Results<text:tab/>8</text:p>
          <text:p text:style-name="P21">8.Conclusions<text:tab/>8</text:p>
          <text:p text:style-name="P21">9.Dictionary<text:tab/>9</text:p>
          <text:p text:style-name="P21">10.Appendix<text:tab/>9</text:p>
        </text:index-body>
      </text:table-of-content>
      <text:p text:style-name="P8"/>
      <text:p text:style-name="P8"/>
      <text:list xml:id="list39509673" text:continue-numbering="true" text:style-name="Outline">
        <text:list-item>
          <text:p text:style-name="P28">Introduction</text:p>
          <text:list>
            <text:list-item>
              <text:h text:style-name="P19" text:outline-level="2">4.1 Background</text:h>
            </text:list-item>
          </text:list>
        </text:list-item>
      </text:list>
      <text:p text:style-name="P4">The number of frontend frameworks in JavaScript keeps increasing every week and what's popular at one year is most often not the same the following year<text:note text:id="ftn0" text:note-class="footnote"><text:note-citation>1</text:note-citation><text:note-body><text:p text:style-name="Footnote">https://stackoverflow.blog/2017/05/09/introducing-stack-overflow-trends/</text:p></text:note-body></text:note>, how come?<text:line-break/>The primary reason to switch what framework one uses is to find an easier way to express themselves in code, secondary is the fact that newer frameworks sometimes contain new features.</text:p>
      <text:p text:style-name="P5">It's easy to believe that newer features and capabilities is the primary reason for change but truth is most frameworks have almost the exact same features. What really differs them from one another is the architecture, for example dynamic versus immutable components, classes versus objects etc.</text:p>
      <text:p text:style-name="P5">A popular trend among the popular newer frameworks is to offer a more native and easy syntax, the reasons why are many. One of them is a counterreaction to some older frameworks such as Angular that were released early and has therefore dominated the market for a longer period of time.<text:line-break/>The older frameworks' architecture and ecosystem are extremely complicated in comparison to the newer ones such as Vue.js, they also include more boilerplate code. Because of all of this the learning time required exponentially increases and so may the time it takes to get accustomed to another framework later working differently.</text:p>
      <text:p text:style-name="P5"/>
      <text:list xml:id="list39498722" text:continue-numbering="true" text:style-name="Outline">
        <text:list-item>
          <text:list>
            <text:list-item>
              <text:h text:style-name="P20" text:outline-level="2">4.2 Problem definition</text:h>
            </text:list-item>
          </text:list>
        </text:list-item>
      </text:list>
      <text:p text:style-name="Standard">The fact that so many frontend frameworks gets created is a sign that the industry still isn't pleased, the market is very volatile since the popularity of frameworks still sways heavily.</text:p>
      <text:p text:style-name="Standard">This leaves room for a well created framework that will help stabilize the market, one that's very easy to use, minimalistic and barely requires any boilerplate code.</text:p>
      <text:p text:style-name="Standard">Since I'm not the first one to recognize this, others have already tried to create such a thing but so far hasn't broken through with a success. This is most likely due to the fact that it's more difficult than what one may think.</text:p>
      <text:p text:style-name="Standard"/>
      <text:list xml:id="list39498955" text:continue-numbering="true" text:style-name="Outline">
        <text:list-item>
          <text:list>
            <text:list-item>
              <text:h text:style-name="Heading_20_2" text:outline-level="2">4.3 Purpose</text:h>
            </text:list-item>
          </text:list>
        </text:list-item>
      </text:list>
      <text:p text:style-name="P4">This report will bring up some of the issues one stumbles upon when trying to create a framework worthy of satisfying the industry's need.</text:p>
      <text:p text:style-name="P1"/>
      <text:list xml:id="list39518333" text:continue-numbering="true" text:style-name="Outline">
        <text:list-item>
          <text:list>
            <text:list-item>
              <text:h text:style-name="Heading_20_2" text:outline-level="2">4.4 Limitations</text:h>
            </text:list-item>
          </text:list>
        </text:list-item>
      </text:list>
      <text:p text:style-name="P10">The framework we create in this experiment has been limited to functionalities such as:</text:p>
      <text:list xml:id="list1383317863645839905" text:style-name="L3">
        <text:list-item>
          <text:p text:style-name="P15">Instantiating components from strings.</text:p>
        </text:list-item>
        <text:list-item>
          <text:p text:style-name="P15">Rendering the html code of components.</text:p>
        </text:list-item>
        <text:list-item>
          <text:p text:style-name="P15">Components' parent-child relationship.</text:p>
        </text:list-item>
        <text:list-item>
          <text:p text:style-name="P15">One-way binding of variables in a component's template.</text:p>
        </text:list-item>
      </text:list>
      <text:p text:style-name="P12"/>
      <text:list xml:id="list39518609" text:continue-list="list39518333" text:style-name="Outline">
        <text:list-item>
          <text:p text:style-name="P28"><text:bookmark-start text:name="__RefHeading__283_1504886392"/><text:bookmark-start text:name="_Toc238978457"/>Method<text:bookmark-end text:name="__RefHeading__283_1504886392"/><text:bookmark-end text:name="_Toc238978457"/></text:p>
        </text:list-item>
      </text:list>
      <text:p text:style-name="P4">w.</text:p>
      <text:p text:style-name="P6"/>
      <text:list xml:id="list39527308" text:continue-numbering="true" text:style-name="Outline">
        <text:list-item>
          <text:p text:style-name="P22">Analysis</text:p>
        </text:list-item>
      </text:list>
      <text:p text:style-name="P1">w</text:p>
      <text:p text:style-name="P5"/>
      <text:list xml:id="list39524585" text:continue-numbering="true" text:style-name="Outline">
        <text:list-item>
          <text:p text:style-name="P28"><text:bookmark-start text:name="_Toc238978458"/>Results</text:p>
        </text:list-item>
      </text:list>
      <text:p text:style-name="P10"><text:bookmark-end text:name="_Toc238978458"/>hög-teoretisk sammanfattning<text:line-break/></text:p>
      <text:p text:style-name="P9"/>
      <text:list xml:id="list39519772" text:continue-numbering="true" text:style-name="Outline">
        <text:list-item>
          <text:p text:style-name="P23">Conclusions</text:p>
        </text:list-item>
      </text:list>
      <text:p text:style-name="P4">Att <text:line-break/></text:p>
      <text:list xml:id="list39516448" text:continue-numbering="true" text:style-name="Outline">
        <text:list-item>
          <text:p text:style-name="P28"><text:bookmark-start text:name="__RefHeading__289_1504886392"/><text:bookmark-start text:name="_Toc238978460"/>D<text:bookmark-end text:name="_Toc238978460"/>ictionary<text:bookmark-end text:name="__RefHeading__289_1504886392"/></text:p>
        </text:list-item>
      </text:list>
      <text:p text:style-name="P4">S</text:p>
      <text:p text:style-name="P5"><text:bookmark text:name="_Toc2389784601"/><text:bookmark-start text:name="__RefHeading__289_15048863921"/><text:bookmark-end text:name="__RefHeading__289_15048863921"/></text:p>
      <text:list xml:id="list39504104" text:continue-numbering="true" text:style-name="Outline">
        <text:list-item>
          <text:p text:style-name="P24">References</text:p>
        </text:list-item>
      </text:list>
      <text:list xml:id="list1709553754921083948" text:style-name="L2">
        <text:list-item>
          <text:p text:style-name="P30"><text:a xlink:type="simple" xlink:href="https://stackoverflow.blog/2017/05/09/introducing-stack-overflow-trends/" text:style-name="Internet_20_link" text:visited-style-name="Visited_20_Internet_20_Link">https://stackoverflow.blog/2017/05/09/introducing-stack-overflow-trends/</text:a></text:p>
        </text:list-item>
        <text:list-item>
          <text:p text:style-name="P30"><text:line-break/></text:p>
        </text:list-item>
      </text:list>
      <text:list xml:id="list39523587" text:continue-list="list39504104" text:style-name="Outline">
        <text:list-item>
          <text:p text:style-name="P24"><text:bookmark-start text:name="__RefHeading__293_1504886392"/><text:bookmark-start text:name="_Toc238978462"/>Appendix<text:bookmark-end text:name="__RefHeading__293_1504886392"/><text:bookmark-end text:name="_Toc238978462"/></text:p>
        </text:list-item>
      </text:list>
      <text:list xml:id="list962215725420404135" text:style-name="L1">
        <text:list-item>
          <text:p text:style-name="P13"><text:span text:style-name="T3">Bilaga A:</text:span> w<text:line-break/></text:p>
        </text:list-item>
        <text:list-item>
          <text:p text:style-name="P14"><text:span text:style-name="T3">Bilaga B:</text:span> ww<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Times New Roman" fo:font-size="10pt" fo:language="sv" fo:country="S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0602in" fo:margin-top="0in" fo:margin-bottom="0.1665in" fo:orphans="2" fo:widows="2" fo:text-indent="0in" style:auto-text-indent="false"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Lucida Sans1"/>
    </style:style>
    <style:style style:name="Caption" style:family="paragraph" style:parent-style-name="Standard" style:default-outline-level="" style:list-style-name="" style:class="extra"/>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1665in" fo:margin-bottom="0.0835in" fo:keep-with-next="always"/>
      <style:text-properties style:font-name="Arial1"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0835in" fo:margin-bottom="0.0417in" fo:keep-with-next="always"/>
      <style:text-properties style:font-name="Arial1" fo:font-size="16pt" fo:font-weight="bold" style:font-size-asian="16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417in" fo:keep-with-next="always"/>
      <style:text-properties style:font-name="Arial1"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keep-with-next="alway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in" fo:margin-bottom="0.0417in"/>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in" fo:margin-bottom="0.0417in"/>
      <style:text-properties fo:font-style="italic" style:font-style-asian="italic"/>
    </style:style>
    <style:style style:name="Header" style:family="paragraph" style:parent-style-name="Standard" style:default-outline-level="" style:list-style-name="" style:class="extra">
      <style:paragraph-properties fo:margin-top="0in" fo:margin-bottom="0in"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text-align="end" style:justify-single-word="false" text:number-lines="false" text:line-number="0">
        <style:tab-stops>
          <style:tab-stop style:position="3.15in" style:type="center"/>
          <style:tab-stop style:position="6.3in" style:type="right"/>
        </style:tab-stops>
      </style:paragraph-properties>
      <style:text-properties fo:font-size="8pt" style:font-size-asian="8pt"/>
    </style:style>
    <style:style style:name="List_20_Number" style:display-name="List Number" style:family="paragraph" style:parent-style-name="Standard" style:default-outline-level="1" style:list-style-name="Outline">
      <style:paragraph-properties fo:margin-left="0.248in" fo:margin-right="-0.0602in" fo:margin-top="0in" fo:margin-bottom="0in" fo:text-indent="-0.248in" style:auto-text-indent="false"/>
    </style:style>
    <style:style style:name="List_20_Bullet" style:display-name="List Bullet" style:family="paragraph" style:parent-style-name="Standard" style:default-outline-level="" style:list-style-name="">
      <style:paragraph-properties fo:margin-top="0in" fo:margin-bottom="0in"/>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1" style:family="paragraph" style:parent-style-name="Standard" style:default-outline-level="2">
      <style:paragraph-properties fo:margin-top="0.0693in" fo:margin-bottom="0.0693in" fo:keep-with-next="always"/>
      <style:text-properties fo:font-size="24pt" fo:font-weight="bold" style:letter-kerning="true" style:font-size-asian="24pt" style:font-weight-asian="bold"/>
    </style:style>
    <style:style style:name="H2" style:family="paragraph" style:parent-style-name="Standard" style:default-outline-level="3">
      <style:paragraph-properties fo:margin-top="0.0693in" fo:margin-bottom="0.0693in" fo:keep-with-next="always"/>
      <style:text-properties fo:font-size="18pt" fo:font-weight="bold" style:font-size-asian="18pt" style:font-weight-asian="bold"/>
    </style:style>
    <style:style style:name="H4" style:family="paragraph" style:parent-style-name="Standard" style:default-outline-level="5">
      <style:paragraph-properties fo:margin-top="0.0693in" fo:margin-bottom="0.0693in" fo:keep-with-next="always"/>
      <style:text-properties fo:font-weight="bold" style:font-weight-asian="bold"/>
    </style:style>
    <style:style style:name="Body_20_Text_20_2" style:display-name="Body Text 2" style:family="paragraph" style:parent-style-name="Standard" style:default-outline-level="" style:list-style-name="">
      <style:paragraph-properties fo:margin-left="0in" fo:margin-right="0.0646in" fo:text-indent="0in" style:auto-text-indent="false"/>
    </style:style>
    <style:style style:name="Contents_20_Heading" style:display-name="Contents Heading" style:family="paragraph" style:parent-style-name="Heading_20_1" style:default-outline-level="" style:list-style-name="" style:class="index">
      <style:paragraph-properties fo:margin-left="0in" fo:margin-right="0in" fo:margin-top="0.3335in" fo:margin-bottom="0in" fo:line-height="115%" fo:keep-together="always" fo:text-indent="0in" style:auto-text-indent="false" text:number-lines="false" text:line-number="0"/>
      <style:text-properties fo:color="#365f91" style:font-name="Cambria"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style>
    <style:style style:name="ListLabel_20_2" style:display-name="ListLabel 2" style:family="text">
      <style:text-properties fo:font-size="12pt" fo:font-style="normal" fo:font-weight="normal" style:font-size-asian="12pt" style:font-style-asian="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48in" fo:margin-left="0.248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2598in" fo:margin-bottom="0.3862in" fo:margin-left="1.5819in" fo:margin-right="1.393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get Lerniamaterial</dc:title>
    <meta:initial-creator>sakerman</meta:initial-creator>
    <dc:creator>Dennis Majvall</dc:creator>
    <meta:editing-cycles>24</meta:editing-cycles>
    <meta:print-date>2009-08-25T13:46:00</meta:print-date>
    <meta:creation-date>2016-08-16T20:45:00</meta:creation-date>
    <dc:date>2018-06-05T19:31:49.82</dc:date>
    <meta:editing-duration>PT12H46M48S</meta:editing-duration>
    <meta:generator>OpenOffice/4.1.5$Win32 OpenOffice.org_project/415m1$Build-9789</meta:generator>
    <meta:document-statistic meta:table-count="0" meta:image-count="0" meta:object-count="0" meta:page-count="9" meta:paragraph-count="55" meta:word-count="516" meta:character-count="3234"/>
    <meta:user-defined meta:name="AppVersion">15.0000</meta:user-defined>
    <meta:user-defined meta:name="Company">Lern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